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7345015031358" calcext:value-type="float">
            <text:p>14.7345015031358</text:p>
          </table:table-cell>
          <table:table-cell table:formula="of:=AVERAGEIFS([.$AB$3:.$AB$379];[.$AC$3:.$AC$379];[.AE4])" office:value-type="float" office:value="34.6569630879382" calcext:value-type="float">
            <text:p>34.6569630879382</text:p>
          </table:table-cell>
          <table:table-cell table:formula="of:=AVERAGEIFS([.$AB$3:.$AB$379];[.$AC$3:.$AC$379];[.AF4])" office:value-type="float" office:value="46.3306664119834" calcext:value-type="float">
            <text:p>46.3306664119834</text:p>
          </table:table-cell>
          <table:table-cell table:formula="of:=AVERAGEIFS([.$AB$3:.$AB$379];[.$AC$3:.$AC$379];[.AG4])" office:value-type="float" office:value="60.9663418816957" calcext:value-type="float">
            <text:p>60.9663418816957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.25</text:p>
          </table:table-cell>
          <table:table-cell table:formula="of:=((([.$F17]+8)*2)^2)/([.$F1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2.25" calcext:value-type="float">
            <text:p>32.25</text:p>
          </table:table-cell>
          <table:table-cell table:formula="of:=((([.$F28]+8)*2)^2)/([.$F28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40.25" calcext:value-type="float">
            <text:p>40.25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62.25" calcext:value-type="float">
            <text:p>62.25</text:p>
          </table:table-cell>
          <table:table-cell table:formula="of:=((([.$F40]+8)*2)^2)/([.$F40]+60)" office:value-type="float" office:value="22.2222222222222" calcext:value-type="float">
            <text:p>22.2222222222222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.25</text:p>
          </table:table-cell>
          <table:table-cell table:formula="of:=((([.$F184]+8)*2)^2)/([.$F184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.25</text:p>
          </table:table-cell>
          <table:table-cell table:formula="of:=((([.$F185]+8)*2)^2)/([.$F185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0" calcext:value-type="float">
            <text:p>60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2" calcext:value-type="float">
            <text:p>-5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.53086419753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.25</text:p>
          </table:table-cell>
          <table:table-cell table:formula="of:=((([.$F218]+8)*2)^2)/([.$F218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.25</text:p>
          </table:table-cell>
          <table:table-cell table:formula="of:=((([.$F237]+8)*2)^2)/([.$F237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.5</text:p>
          </table:table-cell>
          <table:table-cell table:style-name="ce17" table:formula="of:=((([.$F240]+1)^2)/4)+20" office:value-type="float" office:value="130.25" calcext:value-type="float">
            <text:p>130.25</text:p>
          </table:table-cell>
          <table:table-cell table:formula="of:=((([.$F240]+8)*2)^2)/([.$F24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30.25" calcext:value-type="float">
            <text:p>130.25</text:p>
          </table:table-cell>
          <table:table-cell table:formula="of:=((([.$F255]+8)*2)^2)/([.$F25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.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19:09:48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3-12T19:28:08.722000000</dc:date>
    <meta:editing-duration>PT23H35M33S</meta:editing-duration>
    <meta:editing-cycles>376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